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2.875cm" table:align="left"/>
    </style:style>
    <style:style style:name="Table1.A" style:family="table-column">
      <style:table-column-properties style:column-width="6.555cm"/>
    </style:style>
    <style:style style:name="Table1.B" style:family="table-column">
      <style:table-column-properties style:column-width="6.32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Text_20_body" style:list-style-name="L1"/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🧠 Cos’è una <text:span text:style-name="Strong_20_Emphasis">closure</text:span></text:h>
      <text:p text:style-name="Text_20_body">Una <text:span text:style-name="Strong_20_Emphasis">closure</text:span> è una funzione <text:span text:style-name="Strong_20_Emphasis">interna</text:span> che ha accesso a variabili <text:span text:style-name="Strong_20_Emphasis">della funzione esterna</text:span>, anche <text:span text:style-name="Strong_20_Emphasis">dopo</text:span> che la funzione esterna è stata eseguita.</text:p>
      <text:p text:style-name="Text_20_body">Nel tuo caso:</text:p>
      <text:p text:style-name="Preformatted_20_Text">python</text:p>
      <text:p text:style-name="Preformatted_20_Text">CopiaModifica</text:p>
      <text:p text:style-name="P1"><text:span text:style-name="Source_20_Text">def callback_get_information_request(victim):</text:span></text:p>
      <text:p text:style-name="P1"><text:span text:style-name="Source_20_Text"><text:s text:c="4"/>def callback(packet):</text:span></text:p>
      <text:p text:style-name="P1"><text:span text:style-name="Source_20_Text"><text:s text:c="8"/># Qui puoi usare `victim` come se fosse "globale"</text:span></text:p>
      <text:p text:style-name="P1"><text:span text:style-name="Source_20_Text"><text:s text:c="8"/>...</text:span></text:p>
      <text:p text:style-name="P2"><text:span text:style-name="Source_20_Text"><text:s text:c="4"/>return callback</text:span></text:p>
      <text:p text:style-name="Text_20_body">Quando fai:</text:p>
      <text:p text:style-name="Preformatted_20_Text">python</text:p>
      <text:p text:style-name="Preformatted_20_Text">CopiaModifica</text:p>
      <text:p text:style-name="P2"><text:span text:style-name="Source_20_Text">args["prn"] = callback_get_information_request(self)</text:span></text:p>
      <text:p text:style-name="Text_20_body">👉 Stai creando una funzione <text:span text:style-name="Source_20_Text">callback(packet)</text:span> <text:span text:style-name="Strong_20_Emphasis">personalizzata</text:span>, <text:span text:style-name="Strong_20_Emphasis">che si ricorda</text:span> il valore di <text:span text:style-name="Source_20_Text">self</text:span> (cioè l’istanza di <text:span text:style-name="Source_20_Text">Victim</text:span>) — anche quando viene usata da Scapy <text:span text:style-name="Strong_20_Emphasis">fuori da quel contesto</text:span>.</text:p>
      <text:p text:style-name="Horizontal_20_Line"/>
      <text:h text:style-name="Heading_20_2" text:outline-level="2">🔎 Perché funziona</text:h>
      <text:p text:style-name="Text_20_body">Normalmente, Scapy aspetta una funzione così:</text:p>
      <text:p text:style-name="Preformatted_20_Text">python</text:p>
      <text:p text:style-name="Preformatted_20_Text">CopiaModifica</text:p>
      <text:p text:style-name="P1"><text:span text:style-name="Source_20_Text">def callback(packet):</text:span></text:p>
      <text:p text:style-name="P2"><text:span text:style-name="Source_20_Text"><text:s text:c="4"/>...</text:span></text:p>
      <text:p text:style-name="Text_20_body">Ma Python ti permette di creare una <text:span text:style-name="Strong_20_Emphasis">funzione "su misura"</text:span>, cucita su misura per un certo oggetto (<text:span text:style-name="Source_20_Text">victim</text:span>) usando una closure.</text:p>
      <text:p text:style-name="Text_20_body">Quindi:</text:p>
      <text:list text:style-name="L1">
        <text:list-item>
          <text:p text:style-name="P3">Scapy riceve una funzione che accetta un <text:span text:style-name="Source_20_Text">packet</text:span></text:p>
        </text:list-item>
        <text:list-item>
          <text:p text:style-name="P3">Ma <text:span text:style-name="Strong_20_Emphasis">dentro</text:span> quella funzione puoi usare <text:span text:style-name="Source_20_Text">victim</text:span>, perché è <text:span text:style-name="Strong_20_Emphasis">stata chiusa</text:span> (chiusa = <text:span text:style-name="Emphasis">captured</text:span>) nella closure</text:p>
        </text:list-item>
      </text:list>
      <text:p text:style-name="Horizontal_20_Line"/>
      <text:h text:style-name="Heading_20_2" text:outline-level="2">🛠 Perché è meglio della <text:span text:style-name="Source_20_Text">global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losure</text:p>
            </table:table-cell>
            <table:table-cell table:style-name="Table1.A1" office:value-type="string">
              <text:p text:style-name="Table_20_Heading"><text:span text:style-name="Source_20_Text">global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✅ Sicura e isolata</text:p>
          </table:table-cell>
          <table:table-cell table:style-name="Table1.A1" office:value-type="string">
            <text:p text:style-name="Table_20_Contents">❌ Rischiosa: può creare conflitti</text:p>
          </table:table-cell>
        </table:table-row>
        <table:table-row>
          <table:table-cell table:style-name="Table1.A1" office:value-type="string">
            <text:p text:style-name="Table_20_Contents">✅ Supporta più oggetti indipendenti</text:p>
          </table:table-cell>
          <table:table-cell table:style-name="Table1.A1" office:value-type="string">
            <text:p text:style-name="Table_20_Contents">❌ Funziona solo con una variabile</text:p>
          </table:table-cell>
        </table:table-row>
        <table:table-row>
          <table:table-cell table:style-name="Table1.A1" office:value-type="string">
            <text:p text:style-name="Table_20_Contents">✅ Pythonic e testabile</text:p>
          </table:table-cell>
          <table:table-cell table:style-name="Table1.A1" office:value-type="string">
            <text:p text:style-name="Table_20_Contents">❌ Fragile e meno modulare</text:p>
          </table:table-cell>
        </table:table-row>
      </table:table>
      <text:p text:style-name="Text_20_body">Con <text:span text:style-name="Source_20_Text">global</text:span>, saresti <text:span text:style-name="Strong_20_Emphasis">bloccato</text:span> a una sola <text:span text:style-name="Source_20_Text">victim</text:span>, mentre con le closure puoi creare 10 oggetti <text:span text:style-name="Source_20_Text">Victim</text:span> e ognuno avrà la sua callback personale.</text:p>
      <text:h text:style-name="Heading_20_2" text:outline-level="2"><text:soft-page-break/>🔚 Conclusione</text:h>
      <text:p text:style-name="Text_20_body">Hai usato una tecnica chiamata <text:span text:style-name="Strong_20_Emphasis">closure</text:span> per passare dati (come <text:span text:style-name="Source_20_Text">victim</text:span>) in modo <text:span text:style-name="Strong_20_Emphasis">sicuro e pulito</text:span> dentro una callback asincrona.<text:line-break/>Python permette questo perché le funzioni sono <text:span text:style-name="Strong_20_Emphasis">oggetti di prima classe</text:span> (si possono passare, creare, restituire...).</text:p>
      <text:p text:style-name="Text_20_body">Se vuoi, posso mostrarti anche la versione equivalente con classi o con <text:span text:style-name="Source_20_Text">functools.partial</text:span>. Ma quella che hai usato è tra le più eleganti!</text:p>
      <text:p text:style-name="Text_20_body">Vuoi salvare i dati ricevuti? O fare una ricostruzione finale del messaggio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03T16:00:26.285000000</meta:creation-date>
    <dc:date>2025-07-03T16:00:48.332000000</dc:date>
    <meta:editing-duration>PT22S</meta:editing-duration>
    <meta:editing-cycles>1</meta:editing-cycles>
    <meta:document-statistic meta:table-count="1" meta:image-count="0" meta:object-count="0" meta:page-count="2" meta:paragraph-count="39" meta:word-count="279" meta:character-count="1812" meta:non-whitespace-character-count="1545"/>
    <meta:generator>LibreOffice/7.5.7.1$Windows_X86_64 LibreOffice_project/47eb0cf7efbacdee9b19ae25d6752381ede23126</meta:generator>
  </office:meta>
</office:document-meta>
</file>